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3000002250D2492F73D359F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a4eb" officeooo:paragraph-rsid="0016a4eb"/>
    </style:style>
    <style:style style:name="P2" style:family="paragraph" style:parent-style-name="Standard">
      <style:text-properties officeooo:rsid="001b83d9" officeooo:paragraph-rsid="001b83d9"/>
    </style:style>
    <style:style style:name="T1" style:family="text">
      <style:text-properties officeooo:rsid="0018015a"/>
    </style:style>
    <style:style style:name="T2" style:family="text">
      <style:text-properties officeooo:rsid="0019a7f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6929in" svg:height="4.972in" draw:z-index="0"><draw:image xlink:href="Pictures/10000201000002E3000002250D2492F73D359F64.png" xlink:type="simple" xlink:show="embed" xlink:actuate="onLoad" loext:mime-type="image/png"/></draw:frame>PWM9_14</text:p>
      <text:p text:style-name="P1">GPIO9_<text:span text:style-name="T2">18</text:span></text:p>
      <text:p text:style-name="P1">GPIO9_<text:span text:style-name="T2">24</text:span></text:p>
      <text:p text:style-name="P1"/>
      <text:p text:style-name="P1">PWM9_22</text:p>
      <text:p text:style-name="P1">GPIO9_<text:span text:style-name="T2">26</text:span></text:p>
      <text:p text:style-name="P1">GPIO9_30</text:p>
      <text:p text:style-name="P1"/>
      <text:p text:style-name="P2">P8_17 standb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15:50.725970184</meta:creation-date>
    <dc:date>2021-02-02T01:08:09.417394072</dc:date>
    <meta:editing-duration>PT3H32M7S</meta:editing-duration>
    <meta:editing-cycles>4</meta:editing-cycles>
    <meta:generator>LibreOffice/6.4.6.2$Linux_X86_64 LibreOffice_project/40$Build-2</meta:generator>
    <meta:document-statistic meta:table-count="0" meta:image-count="1" meta:object-count="0" meta:page-count="1" meta:paragraph-count="7" meta:word-count="8" meta:character-count="59" meta:non-whitespace-character-count="58"/>
  </office:meta>
</office:document-meta>
</file>